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торінка користувача.</text:p>
      <text:p text:style-name="Standard">Передача файлів.</text:p>
      <text:p text:style-name="Standard">Пошук по різним полям</text:p>
      <text:p text:style-name="Standard">Доробити вивід повідомлень (по 50 штук + не виводити повідомлення до того, як користувавч ввійшов в чат)</text:p>
      <text:p text:style-name="Standard">Обробка валідних запитів</text:p>
      <text:p text:style-name="Standard">Вихід з чату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3T13:03:09</meta:creation-date>
    <dc:date>2014-12-23T13:11:17</dc:date>
    <meta:editing-duration>PT1M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6" meta:word-count="31" meta:character-count="198" meta:non-whitespace-character-count="173"/>
  </office:meta>
</office:document-meta>
</file>